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Context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Context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Context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ialContext.toString( StringBuilder buf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34">
            <text:p text:style-name="Table_20_Contents">34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SerialContext.SerialContext( SerialContext parent , Object object , Object fieldName , int features , int field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ialContext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Context.getFiel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